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42cc" officeooo:paragraph-rsid="000442cc"/>
    </style:style>
    <style:style style:name="P2" style:family="paragraph" style:parent-style-name="Standard">
      <style:text-properties officeooo:rsid="0005c524" officeooo:paragraph-rsid="0005c524"/>
    </style:style>
    <style:style style:name="P3" style:family="paragraph" style:parent-style-name="Standard">
      <style:text-properties officeooo:rsid="0005fa69" officeooo:paragraph-rsid="0005fa69"/>
    </style:style>
    <style:style style:name="P4" style:family="paragraph" style:parent-style-name="Standard">
      <style:text-properties fo:font-weight="bold" officeooo:rsid="0005fa69" officeooo:paragraph-rsid="0005fa69" style:font-weight-asian="bold" style:font-weight-complex="bold"/>
    </style:style>
    <style:style style:name="P5" style:family="paragraph" style:parent-style-name="Standard">
      <style:text-properties fo:font-weight="normal" officeooo:rsid="0005fa69" officeooo:paragraph-rsid="0005fa69" style:font-weight-asian="normal" style:font-weight-complex="normal"/>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5c524"/>
    </style:style>
    <style:style style:name="T4" style:family="text">
      <style:text-properties style:text-position="0% 100%" officeooo:rsid="0007bb05"/>
    </style:style>
    <style:style style:name="T5"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a esta nueva lección en esta lección y la siguiente veremos una serie de teoremas sobre las raíces de los polinomios, y la razón para hacer esto es porque nos resuelven preguntas por ejemplo ¿Cuantos ceros son reales y cuantos complejos? ¿cuantos ceros reales son positivos y cuantos negativos?¿?cuantos son racionales y cuantos irracionales? En otras palabras nos brindan información que nos puede facilitar las cosas al momento de encontrar las raíces de un polinomio, el primer teorema es el más sencillo, y se le conoce como “Teorema Fundamental del álgebra” toda ecuación polinomial de grado n&gt;=1 tiene al menos una raíz real o compleja, esto no creo que requiera más explicación, simplemente toda ecuación polinomial tiene al menos una raíz, el siguiente teorema llamado, “Teorema de la factorización completa”, establece que todo polinomio p(x) de grado n&gt;=1 se puede expresar como el producto de n factores lineales, esto es algo que ya hemos visto quiere decir que todo polinomio se puede expresar como </text:p>
      <text:p text:style-name="P1"/>
      <text:p text:style-name="P1"><text:tab/><text:tab/><text:tab/><text:tab/>p(x)=a(x-r<text:span text:style-name="T1">1</text:span><text:span text:style-name="T2">)(x-r</text:span><text:span text:style-name="T1">2</text:span><text:span text:style-name="T2">)...(x-r</text:span><text:span text:style-name="T1">n</text:span><text:span text:style-name="T2">)</text:span></text:p>
      <text:p text:style-name="P1"><text:span text:style-name="T2">y r</text:span><text:span text:style-name="T1">1</text:span><text:span text:style-name="T2">,r</text:span><text:span text:style-name="T1">2</text:span><text:span text:style-name="T2">,...,r</text:span><text:span text:style-name="T1">n</text:span><text:span text:style-name="T2"> se le llama raíces, </text:span></text:p>
      <text:p text:style-name="P1"><text:span text:style-name="T2"/></text:p>
      <text:p text:style-name="P1"><text:span text:style-name="T2">aquí cabe resaltar que al tener un termino repetido por ejemplo podríamos tener (x-r)</text:span><text:span text:style-name="T5">k</text:span><text:span text:style-name="T2"> r se esta repitiendo k veces y se le llama raíz con multiplicidad k, </text:span><text:span text:style-name="T3">y esto nos lleva al “Teorema de los ceros”</text:span></text:p>
      <text:p text:style-name="P2"><text:span text:style-name="T2">que establece toda ecuación polinomial de grado n tiene exactamente n raíces, donde si una raíz tiene multiplicidad, k esta raíz es contada k veces, este teorema es muy útil saberlo, por dos razones, la primera es que ya desde ver el grado del polinomio, sabemos cuantas raíces debemos encontrar, si es grado 6 habrá 6 raíces si es 9 serán 9 y así, y la segunda razón es porque nos dice que las raíces se pueden repetir, por ejemplo </text:span></text:p>
      <text:p text:style-name="P2"><text:span text:style-name="T2"/></text:p>
      <text:p text:style-name="P2"><text:span text:style-name="T2"><text:tab/><text:tab/><text:tab/><text:tab/>p(x)=x</text:span><text:span text:style-name="T5">6</text:span><text:span text:style-name="T2">-9x</text:span><text:span text:style-name="T5">5</text:span><text:span text:style-name="T2">+21x</text:span><text:span text:style-name="T5">4</text:span><text:span text:style-name="T2">+13x</text:span><text:span text:style-name="T5">3</text:span><text:span text:style-name="T2">-90x</text:span><text:span text:style-name="T5">2</text:span><text:span text:style-name="T2">+96x-32 </text:span></text:p>
      <text:p text:style-name="P2"><text:span text:style-name="T2">se puede expresar como </text:span></text:p>
      <text:p text:style-name="P2"><text:span text:style-name="T2"/></text:p>
      <text:p text:style-name="P2"><text:span text:style-name="T2"><text:tab/><text:tab/><text:tab/><text:tab/>p(x)=(x-4)</text:span><text:span text:style-name="T5">2</text:span><text:span text:style-name="T2">(x-1)</text:span><text:span text:style-name="T5">3</text:span><text:span text:style-name="T2">(x+2)</text:span></text:p>
      <text:p text:style-name="P2"><text:span text:style-name="T2">si se fijan 4 es raíz de multiplicidad dos, 1 es raíz de multiplicidad 3 y -2 es raíz de multiplicidad 1</text:span></text:p>
      <text:p text:style-name="P2"><text:span text:style-name="T2"/></text:p>
      <text:p text:style-name="P3"><text:span text:style-name="T2">los siguientes dos teoremas son muy parecidos e igualmente simples, y no tienen nombre por cierto, el primer es, si un número complejo z es raíz de una ecuación polinomial con coeficientes reales, (esto es importante), entonces su conjugado complejo z- también es raíz de la ecuación, y el segundo dice si el numero a+squr(b) es una raíz de la ecuación polinomial con coeficientes racionales, (noten que aquí no son coeficientes reales sino racionales), entonces a-squr(b) también es una raíz de la misma ecuación, entonces si en el proceso descubrimos una raíz conjugada o que sea a+squr(b) ya en automático sabremos que el conjugado es también una raíz, pero también si tenemos un problema en el cual ya tenemos las raíces podemos formular nosotros la ecuación, ejemplo sabemos que 2+3squr(2) y 4+i son raices de una ecuación con coeficientes racionales, <text:s/>podemos formar el polinomio de la siguiente manera</text:span></text:p>
      <text:p text:style-name="P3"><text:span text:style-name="T2"/></text:p>
      <text:p text:style-name="P3"><text:span text:style-name="T2"><text:tab/><text:tab/>(x-2+3squr(2))(x-2-3squr(2))(x-4+i)(x-4-i)=0</text:span></text:p>
      <text:p text:style-name="P3"><text:span text:style-name="T2"><text:tab/><text:tab/>x</text:span><text:span text:style-name="T5">4</text:span><text:span text:style-name="T2">-12x</text:span><text:span text:style-name="T5">3</text:span><text:span text:style-name="T2">+35x</text:span><text:span text:style-name="T5">2</text:span><text:span text:style-name="T2">+44x-238=0</text:span></text:p>
      <text:p text:style-name="P3"><text:span text:style-name="T2"/></text:p>
      <text:p text:style-name="P4"><text:span text:style-name="T2">NOTA DEBERÍA DESARROLLARLA PASO A PASO EN OTRO FORMATO</text:span></text:p>
      <text:p text:style-name="P4"><text:span text:style-name="T2"/></text:p>
      <text:p text:style-name="P5"><text:span text:style-name="T2">pues bien esta lección la terminaremos aquí y la próxima veremos otros teoremas más interesantes que estos, recuerda que realmente no es necesario que los memorices, estoy muy seguro que con la división </text:span><text:span text:style-name="T4">sintética</text:span><text:span text:style-name="T2"> ya puedes encontrar las </text:span><text:span text:style-name="T4">raíces</text:span><text:span text:style-name="T2"> de cualquier polinomio, estos teoremas </text:span><text:span text:style-name="T4">están</text:span><text:span text:style-name="T2"> para brindarnos información sobre las raíces pero no son necesarios para encontrarlas, así que no te preocupes por que </text:span><text:soft-page-break/><text:span text:style-name="T2">parezca mucha información lo importante es saber que existen, al final de cuentas son una herramienta más a utilizar, y puedes consultarlos en todo momento en internet o cualquier libro de álgebra fundamental, </text:span></text:p>
      <text:p text:style-name="P3"><text:span text:style-name="T2"><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21:33:32.499000000</meta:creation-date>
    <dc:date>2019-07-19T22:11:07.821000000</dc:date>
    <meta:editing-duration>PT14S</meta:editing-duration>
    <meta:editing-cycles>1</meta:editing-cycles>
    <meta:document-statistic meta:table-count="0" meta:image-count="0" meta:object-count="0" meta:page-count="2" meta:paragraph-count="15" meta:word-count="575" meta:character-count="3571" meta:non-whitespace-character-count="2984"/>
    <meta:generator>LibreOffice/6.1.1.2$Windows_X86_64 LibreOffice_project/5d19a1bfa650b796764388cd8b33a5af1f5baa1b</meta:generator>
  </office:meta>
</office:document-meta>
</file>